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quenza di esecuzione del programma</text:p>
      <text:p text:style-name="Standard"/>
      <text:p text:style-name="Standard">1 – Macchina “Gara”</text:p>
      <text:p text:style-name="Standard"/>
      <text:list xml:id="list31584185" text:style-name="L1">
        <text:list-item>
          <text:list>
            <text:list-item>
              <text:p text:style-name="P1">legge i file di configurazione (piloti, team, circuito)</text:p>
            </text:list-item>
            <text:list-item>
              <text:p text:style-name="P1">costruisce la lista di microsegmenti con proprietà (LP)</text:p>
            </text:list-item>
            <text:list-item>
              <text:p text:style-name="P1">chiama la funzione di creazione della lista di risorse protette (LR), presente nella macchina “Circuito”, dando come parametro LP (servono il numero dei segmenti e il numero di corsie per ogni segmento)</text:p>
            </text:list-item>
            <text:list-item>
              <text:p text:style-name="P1">lock del primo microsegmento (di entrambe le corsie)</text:p>
            </text:list-item>
            <text:list-item>
              <text:p text:style-name="P1">init dei piloti secondo l'ordine del file di configurazione. Ogni pilota occupa un microsegmento/corsia diverso e conosce LP. Per far questo viene chiamata l'apposita funzione all'interno della macchina “Pilota”, dando come parametri quelli di un pilota presi dal file di configurazione più LP</text:p>
            </text:list-item>
            <text:list-item>
              <text:p text:style-name="P1">passa al log i dettagli di piloti, team e circuito (...)</text:p>
            </text:list-item>
            <text:list-item>
              <text:p text:style-name="P1">fa partire la gara togliendo il lock sul primo microsegmento</text:p>
            </text:list-item>
            <text:list-item>
              <text:p text:style-name="P1">resta attiva per segnalare la terminazione della gara a tutti i piloti</text:p>
            </text:list-item>
          </text:list>
        </text:list-item>
      </text:list>
      <text:p text:style-name="Standard"/>
      <text:p text:style-name="Standard">2 – Macchina “Pilota”</text:p>
      <text:p text:style-name="Standard"/>
      <text:list xml:id="list32134676" text:style-name="L2">
        <text:list-item>
          <text:list>
            <text:list-item>
              <text:p text:style-name="P2">aspetta di essere configurata dalla macchina “Gara” (accept??)</text:p>
            </text:list-item>
            <text:list-item>
              <text:p text:style-name="P2">loop fino alla fine della gara</text:p>
            </text:list-item>
            <text:list-item>
              <text:p text:style-name="P2">calcolo del tempo necessario per passare il segmento successivo</text:p>
            </text:list-item>
            <text:list-item>
              <text:p text:style-name="P2">lock su segmento</text:p>
            </text:list-item>
            <text:list-item>
              <text:p text:style-name="P2">calcolo dell'ora di rilascio del lock</text:p>
            </text:list-item>
            <text:list-item>
              <text:p text:style-name="P2">comunica al log occupazione segmento e tutti i dati necessari (velocità, id pilota, numero segmento)</text:p>
            </text:list-item>
            <text:list-item>
              <text:p text:style-name="P2">wait until l'ora calcolata precedentemente</text:p>
            </text:list-item>
            <text:list-item>
              <text:p text:style-name="P2">unlock del segmento</text:p>
            </text:list-item>
            <text:list-item>
              <text:p text:style-name="P2">ripete il loop</text:p>
            </text:list-item>
          </text:list>
        </text:list-item>
      </text:list>
      <text:p text:style-name="Standard"/>
      <text:p text:style-name="Standard">3 – Macchina “Circuito”</text:p>
      <text:p text:style-name="Standard"/>
      <text:list xml:id="list32175368" text:style-name="L3">
        <text:list-item>
          <text:list>
            <text:list-item>
              <text:p text:style-name="P3">aspetta di essere configurata dalla macchina “Gara” (accept??)</text:p>
            </text:list-item>
            <text:list-item>
              <text:p text:style-name="P3">crea LR</text:p>
            </text:list-item>
            <text:list-item>
              <text:p text:style-name="P3">rende accessibile la lista LR con metodi opportuni</text:p>
            </text:list-item>
            <text:list-item>
              <text:p text:style-name="P3">attende il segnale di fine gara dalla macchina “Gara”</text:p>
            </text:list-item>
          </text:list>
        </text:list-item>
      </text:list>
      <text:p text:style-name="Standard"/>
      <text:p text:style-name="Standard">4 – Macchina “Log”</text:p>
      <text:p text:style-name="Standard"/>
      <text:list xml:id="list32237527" text:style-name="L4">
        <text:list-item>
          <text:list>
            <text:list-item>
              <text:p text:style-name="P4">attende di essere configurata</text:p>
            </text:list-item>
            <text:list-item>
              <text:p text:style-name="P4">crea una struttura dati con le statistiche di ogni pilota (intermedi, tempi sul giro, velocità...)</text:p>
            </text:list-item>
            <text:list-item>
              <text:p text:style-name="P4">mette a disposizione una procedura (chiamata dalle macchine “Pilota”) per aggiornare lo stato di ogni pilota</text:p>
            </text:list-item>
            <text:list-item>
              <text:p text:style-name="P4">al termine della gara, visualizza la classifica finale (crea file?)</text:p>
            </text:list-item>
            <text:list-item>
              <text:p text:style-name="P4">termina quando l'utente preme nella GUI il tasto “Chiudi”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berto Zatton</meta:initial-creator>
    <meta:creation-date>2009-04-15T11:46:07.12</meta:creation-date>
    <dc:date>2009-04-15T12:17:02.28</dc:date>
    <dc:creator>Alberto Zatton</dc:creator>
    <meta:editing-duration>PT00H31M05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31" meta:word-count="329" meta:character-count="1900"/>
    <meta:user-defined meta:name="Info 1"/>
    <meta:user-defined meta:name="Info 2"/>
    <meta:user-defined meta:name="Info 3"/>
    <meta:user-defined meta:name="Info 4"/>
  </office:meta>
</office:document-meta>
</file>